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to Build a Computer</text:p>
          </table:table-cell>
          <table:table-cell table:number-columns-repeated="3"/>
          <table:table-cell table:formula="of:=&quot;insert into book(title) values ('&quot;&amp;[.B2]&amp;&quot;');&quot;" office:value-type="string" office:string-value="insert into book(title) values ('How to Build a Computer');" calcext:value-type="string">
            <text:p>insert into book(title) values ('How to Build a Computer');</text:p>
          </table:table-cell>
        </table:table-row>
        <table:table-row table:style-name="ro1">
          <table:table-cell/>
          <table:table-cell office:value-type="string" calcext:value-type="string">
            <text:p>How to Boot a Computer</text:p>
          </table:table-cell>
          <table:table-cell table:number-columns-repeated="3"/>
          <table:table-cell table:formula="of:=&quot;insert into book(title) values ('&quot;&amp;[.B3]&amp;&quot;');&quot;" office:value-type="string" office:string-value="insert into book(title) values ('How to Boot a Computer');" calcext:value-type="string">
            <text:p>insert into book(title) values ('How to Boot a Computer');</text:p>
          </table:table-cell>
        </table:table-row>
        <table:table-row table:style-name="ro1">
          <table:table-cell/>
          <table:table-cell office:value-type="string" calcext:value-type="string">
            <text:p>How to Reboot a Computer</text:p>
          </table:table-cell>
          <table:table-cell table:number-columns-repeated="3"/>
          <table:table-cell table:formula="of:=&quot;insert into book(title) values ('&quot;&amp;[.B4]&amp;&quot;');&quot;" office:value-type="string" office:string-value="insert into book(title) values ('How to Reboot a Computer');" calcext:value-type="string">
            <text:p>insert into book(title) values ('How to Reboot a Computer');</text:p>
          </table:table-cell>
        </table:table-row>
        <table:table-row table:style-name="ro1">
          <table:table-cell/>
          <table:table-cell office:value-type="string" calcext:value-type="string">
            <text:p>How to Make a Computer Do What You Want</text:p>
          </table:table-cell>
          <table:table-cell table:number-columns-repeated="3"/>
          <table:table-cell table:formula="of:=&quot;insert into book(title) values ('&quot;&amp;[.B5]&amp;&quot;');&quot;" office:value-type="string" office:string-value="insert into book(title) values ('How to Make a Computer Do What You Want');" calcext:value-type="string">
            <text:p>insert into book(title) values ('How to Make a Computer Do What You Want');</text:p>
          </table:table-cell>
        </table:table-row>
        <table:table-row table:style-name="ro1">
          <table:table-cell/>
          <table:table-cell office:value-type="string" calcext:value-type="string">
            <text:p>How to Turn Off a Computer</text:p>
          </table:table-cell>
          <table:table-cell table:number-columns-repeated="3"/>
          <table:table-cell table:formula="of:=&quot;insert into book(title) values ('&quot;&amp;[.B6]&amp;&quot;');&quot;" office:value-type="string" office:string-value="insert into book(title) values ('How to Turn Off a Computer');" calcext:value-type="string">
            <text:p>insert into book(title) values ('How to Turn Off a Computer');</text:p>
          </table:table-cell>
        </table:table-row>
        <table:table-row table:style-name="ro1">
          <table:table-cell/>
          <table:table-cell office:value-type="string" calcext:value-type="string">
            <text:p>How to Go Outside and Play</text:p>
          </table:table-cell>
          <table:table-cell table:number-columns-repeated="3"/>
          <table:table-cell table:formula="of:=&quot;insert into book(title) values ('&quot;&amp;[.B7]&amp;&quot;');&quot;" office:value-type="string" office:string-value="insert into book(title) values ('How to Go Outside and Play');" calcext:value-type="string">
            <text:p>insert into book(title) values ('How to Go Outside and Play');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reate table book(id int not null auto_increment primary key, title varchar(255) not null)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2:06:45.809630786</meta:creation-date>
    <dc:date>2018-11-01T12:50:59.870474160</dc:date>
    <meta:editing-duration>PT34M4S</meta:editing-duration>
    <meta:editing-cycles>1</meta:editing-cycles>
    <meta:generator>LibreOffice/5.1.6.2$Linux_X86_64 LibreOffice_project/10m0$Build-2</meta:generator>
    <meta:document-statistic meta:table-count="1" meta:cell-count="13" meta:object-count="0"/>
  </office:meta>
</office:document-meta>
</file>